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0.7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étail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cumul</text:p>
          </table:table-cell>
        </table:table-row>
        <table:table-row table:style-name="ro1">
          <table:table-cell table:style-name="ce1" office:value-type="string" calcext:value-type="string">
            <text:p>charger les bv</text:p>
          </table:table-cell>
          <table:table-cell table:style-name="ce1" office:value-type="string" calcext:value-type="string">
            <text:p>récupérer le .gpkg et afficher dans qgis</text:p>
            <text:p>Noter les bureaux manquants</text:p>
          </table:table-cell>
          <table:table-cell table:style-name="ce1" office:value-type="string" calcext:value-type="string">
            <text:p>moodle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report correction de l’exercice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[.D3]+[.E2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fficher communes et bv</text:p>
          </table:table-cell>
          <table:table-cell table:style-name="ce1" office:value-type="string" calcext:value-type="string">
            <text:p>style ? Couche et intersection</text:p>
          </table:table-cell>
          <table:table-cell table:style-name="ce1" office:value-type="string" calcext:value-type="string">
            <text:p>qgis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4]+[.E3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chercher les différentes catégories</text:p>
          </table:table-cell>
          <table:table-cell table:style-name="ce1" office:value-type="string" calcext:value-type="string">
            <text:p>penser à nommer ses couches selon la thématique ?</text:p>
          </table:table-cell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5]+[.E4]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détailler les primitives</text:p>
          </table:table-cell>
          <table:table-cell table:style-name="ce1" office:value-type="string" calcext:value-type="string">
            <text:p>utiliser AGOL et donner ex pt lg polygone</text:p>
          </table:table-cell>
          <table:table-cell table:style-name="ce1" office:value-type="string" calcext:value-type="string">
            <text:p>agol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6]+[.E5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différencier les sémiologies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7]+[.E6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distinguer quantitative et quali</text:p>
          </table:table-cell>
          <table:table-cell table:style-name="ce1"/>
          <table:table-cell table:style-name="ce1" office:value-type="string" calcext:value-type="string">
            <text:p>questionnair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8]+[.E7]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nalyser la démarche AGOL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9]+[.E8]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faire une jointure attributaire</text:p>
          </table:table-cell>
          <table:table-cell table:style-name="ce1" office:value-type="string" calcext:value-type="string">
            <text:p>shéma de traitement</text:p>
          </table:table-cell>
          <table:table-cell table:style-name="ce1" office:value-type="string" calcext:value-type="string">
            <text:p>exercice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D10]+[.E9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D 7 SQL et B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éfinir objectif du cours</text:p>
          </table:table-cell>
          <table:table-cell office:value-type="string" calcext:value-type="string">
            <text:p>Bdd / sql puis géotraitements et join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er carreaux et commune</text:p>
          </table:table-cell>
          <table:table-cell office:value-type="string" calcext:value-type="string">
            <text:p>select from where st_intersects (car, vil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er carreaux et bv</text:p>
          </table:table-cell>
          <table:table-cell office:value-type="string" calcext:value-type="string">
            <text:p>select from where st_intersects (car, b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iser carreaux et bv au prorata</text:p>
          </table:table-cell>
          <table:table-cell office:value-type="string" calcext:value-type="string">
            <text:p>select coeff from inter where aire/st_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lect coeff(valeurs) from i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eger les car par bv</text:p>
          </table:table-cell>
          <table:table-cell office:value-type="string" calcext:value-type="string">
            <text:p>st_union(bv), sum(val) group by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une seule fois</text:p>
          </table:table-cell>
          <table:table-cell office:value-type="string" calcext:value-type="string">
            <text:p>select coeff from inter where aire/st_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qt principale agregation / secondaire interse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th inter() st-union, sum, group by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D 5</text:p>
          </table:table-cell>
          <table:table-cell table:number-columns-repeated="4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25-03-04">00/00/0000</text:date></text:p>
        </style:region-left>
        <style:region-center>
          <text:p><text:file-name text:display="name-and-extension">???</text:file-name></text:p>
        </style:region-center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4:26:30.7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1T12:06:23.017000000</meta:creation-date>
    <dc:date>2025-03-04T20:14:52.851000000</dc:date>
    <meta:editing-duration>PT6H55M28S</meta:editing-duration>
    <meta:editing-cycles>4</meta:editing-cycles>
    <meta:generator>LibreOffice/7.2.3.2$Windows_X86_64 LibreOffice_project/d166454616c1632304285822f9c83ce2e660fd92</meta:generator>
    <meta:print-date>2025-02-21T12:18:31.361000000</meta:print-date>
    <meta:document-statistic meta:table-count="1" meta:cell-count="62" meta:object-count="0"/>
  </office:meta>
</office:document-meta>
</file>